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0.619cm"/>
    </style:style>
    <style:style style:name="Таблица1.B" style:family="table-column">
      <style:table-column-properties style:column-width="16.381cm"/>
    </style:style>
    <style:style style:name="Таблица1.A1" style:family="table-cell">
      <style:table-cell-properties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ace5e" officeooo:paragraph-rsid="001ace5e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able_20_Heading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Heading_20_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solid" style:text-underline-width="auto" style:text-underline-color="font-color"/>
    </style:style>
    <style:style style:name="T4" style:family="text">
      <style:text-properties fo:font-style="italic" style:text-underline-style="none"/>
    </style:style>
    <style:style style:name="T5" style:family="text">
      <style:text-properties fo:font-style="italic" style:text-underline-style="none" fo:font-weight="normal" style:font-weight-asian="normal" style:font-weight-complex="normal"/>
    </style:style>
    <style:style style:name="T6" style:family="text">
      <style:text-properties fo:language="en" fo:country="US" fo:font-style="italic"/>
    </style:style>
    <style:style style:name="T7" style:family="text">
      <style:text-properties fo:language="en" fo:country="US" fo:font-style="italic" style:text-underline-style="solid" style:text-underline-width="auto" style:text-underline-color="font-color"/>
    </style:style>
    <style:style style:name="T8" style:family="text">
      <style:text-properties fo:language="en" fo:country="US" fo:font-style="italic" style:text-underline-style="none"/>
    </style:style>
    <style:style style:name="T9" style:family="text">
      <style:text-properties fo:language="en" fo:country="US" fo:font-style="italic" style:text-underline-style="none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US" fo:font-style="italic" style:text-underline-style="none" fo:font-weight="normal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mp — Unix-утилита, сравнивает два файла и, если они различаются, сообщает о первом байте и строке, где было обнаружено различие. </text:p>
      <text:p text:style-name="P2">Для сравнения двух или нескольких файлов в Linux есть команда diff. Она может сравнивать как отдельные файлы, так и каталоги.</text:p>
      <text:p text:style-name="P1"><text:span text:style-name="T14">tail — утилита в </text:span><text:a xlink:type="simple" xlink:href="https://ru.wikipedia.org/wiki/UNIX" text:style-name="Internet_20_link" text:visited-style-name="Visited_20_Internet_20_Link">UNIX</text:a><text:span text:style-name="T14">, выводящая несколько (по умолчанию 10) последних строк из </text:span><text:a xlink:type="simple" xlink:href="https://ru.wikipedia.org/wiki/Файл" text:style-name="Internet_20_link" text:visited-style-name="Visited_20_Internet_20_Link">файла</text:a><text:span text:style-name="T14">. </text:span></text:p>
      <text:p text:style-name="P5">Команда od выдает на стандартный вывод файл в одном или нескольких форматах в соответствии с указанными опциями. При отсутствии опций используется восьмеричный формат (как в опции -o). Смысл опций формата таков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-b </text:p>
          </table:table-cell>
          <table:table-cell table:style-name="Таблица1.A1" office:value-type="string">
            <text:p text:style-name="P6">Выдавать байты в восьмеричном виде. </text:p>
          </table:table-cell>
        </table:table-row>
        <table:table-row>
          <table:table-cell table:style-name="Таблица1.A1" office:value-type="string">
            <text:p text:style-name="P7">-c </text:p>
          </table:table-cell>
          <table:table-cell table:style-name="Таблица1.A1" office:value-type="string">
            <text:p text:style-name="P6">Интерпретировать байты как коды ASCII. Некоторые служебные символы выводятся по соглашениям, принятым в языке C: пусто=\0, забой=\b, переход_к_новой странице=\f, перевод_строки=\n, возврат_каретки=\r, табуляция=\t; все остальные выводятся как восьмеричные числа из 3 цифр. </text:p>
          </table:table-cell>
        </table:table-row>
        <table:table-row>
          <table:table-cell table:style-name="Таблица1.A1" office:value-type="string">
            <text:p text:style-name="P7">-d </text:p>
          </table:table-cell>
          <table:table-cell table:style-name="Таблица1.A1" office:value-type="string">
            <text:p text:style-name="P6">Выдавать 16-разрядные слова в виде десятичных чисел без знака. </text:p>
          </table:table-cell>
        </table:table-row>
        <table:table-row>
          <table:table-cell table:style-name="Таблица1.A1" office:value-type="string">
            <text:p text:style-name="P7">-o </text:p>
          </table:table-cell>
          <table:table-cell table:style-name="Таблица1.A1" office:value-type="string">
            <text:p text:style-name="P6">Выдавать 16-разрядные слова в восьмеричном виде. </text:p>
          </table:table-cell>
        </table:table-row>
        <table:table-row>
          <table:table-cell table:style-name="Таблица1.A1" office:value-type="string">
            <text:p text:style-name="P7">-s </text:p>
          </table:table-cell>
          <table:table-cell table:style-name="Таблица1.A1" office:value-type="string">
            <text:p text:style-name="P6">Выдавать 16-разрядные слова в виде десятичных чисел со знаком. </text:p>
          </table:table-cell>
        </table:table-row>
        <table:table-row>
          <table:table-cell table:style-name="Таблица1.A1" office:value-type="string">
            <text:p text:style-name="P7">-x </text:p>
          </table:table-cell>
          <table:table-cell table:style-name="Таблица1.A1" office:value-type="string">
            <text:p text:style-name="P6">Выдавать 16-разрядные слова в шестнадцатеричном виде. </text:p>
          </table:table-cell>
        </table:table-row>
      </table:table>
      <text:p text:style-name="P1"><text:span text:style-name="T14">Vim (сокр. от </text:span><text:span text:style-name="T15">Vi Improved</text:span><text:span text:style-name="T14">, произносится «вим») — </text:span><text:a xlink:type="simple" xlink:href="https://ru.wikipedia.org/wiki/Свободное_программное_обеспечение" text:style-name="Internet_20_link" text:visited-style-name="Visited_20_Internet_20_Link">свободный</text:a><text:span text:style-name="T14"> </text:span><text:a xlink:type="simple" xlink:href="https://ru.wikipedia.org/wiki/Текстовый_редактор" text:style-name="Internet_20_link" text:visited-style-name="Visited_20_Internet_20_Link">текстовый редактор</text:a><text:span text:style-name="T14">, созданный на основе более старого </text:span><text:a xlink:type="simple" xlink:href="https://ru.wikipedia.org/wiki/Vi" text:style-name="Internet_20_link" text:visited-style-name="Visited_20_Internet_20_Link">vi</text:a><text:span text:style-name="T14">. Ныне это один из мощнейших текстовых редакторов с полной свободой настройки и автоматизации, возможными благодаря расширениям и надстройкам. </text:span></text:p>
      <text:p text:style-name="P4"><text:span text:style-name="T14">ed (произносится </text:span><text:a xlink:type="simple" xlink:href="https://ru.wikipedia.org/wiki/Международный_фонетический_алфавит" text:style-name="Internet_20_link" text:visited-style-name="Visited_20_Internet_20_Link">/iːdiː/</text:a><text:span text:style-name="T14">)</text:span><text:bookmark text:name="cite_ref-1"/><text:a xlink:type="simple" xlink:href="https://ru.wikipedia.org/wiki/Ed#cite_note-1" text:style-name="Internet_20_link" text:visited-style-name="Visited_20_Internet_20_Link">[1]</text:a><text:span text:style-name="T14"> — первый стандартный </text:span><text:a xlink:type="simple" xlink:href="https://ru.wikipedia.org/wiki/Текстовый_редактор" text:style-name="Internet_20_link" text:visited-style-name="Visited_20_Internet_20_Link">текстовый редактор</text:a><text:span text:style-name="T14"> </text:span><text:a xlink:type="simple" xlink:href="https://ru.wikipedia.org/wiki/Операционная_система" text:style-name="Internet_20_link" text:visited-style-name="Visited_20_Internet_20_Link">операционной системы</text:a><text:span text:style-name="T14"> </text:span><text:a xlink:type="simple" xlink:href="https://ru.wikipedia.org/wiki/UNIX" text:style-name="Internet_20_link" text:visited-style-name="Visited_20_Internet_20_Link">UNIX</text:a><text:span text:style-name="T14">. </text:span></text:p>
      <text:p text:style-name="Text_20_body"><text:span text:style-name="T14">Имеет </text:span><text:a xlink:type="simple" xlink:href="https://ru.wikipedia.org/wiki/Интерфейс_командной_строки" text:style-name="Internet_20_link" text:visited-style-name="Visited_20_Internet_20_Link">командно-ориентированный интерфейс</text:a><text:span text:style-name="T14">, поскольку создавался в те времена, когда </text:span><text:a xlink:type="simple" xlink:href="https://ru.wikipedia.org/wiki/Монитор_(дисплей)" text:style-name="Internet_20_link" text:visited-style-name="Visited_20_Internet_20_Link">мониторов</text:a><text:span text:style-name="T14"> не существовало и стандартным средством ввода-вывода был </text:span><text:a xlink:type="simple" xlink:href="https://ru.wikipedia.org/wiki/Телетайп" text:style-name="Internet_20_link" text:visited-style-name="Visited_20_Internet_20_Link">телетайп</text:a><text:span text:style-name="T14">. </text:span></text:p>
      <text:p text:style-name="P1"><text:span text:style-name="T14">head — утилита в </text:span><text:a xlink:type="simple" xlink:href="https://ru.wikipedia.org/wiki/UNIX" text:style-name="Internet_20_link" text:visited-style-name="Visited_20_Internet_20_Link">UNIX</text:a><text:span text:style-name="T14"> и </text:span><text:a xlink:type="simple" xlink:href="https://ru.wikipedia.org/wiki/UNIX-подобная_операционная_система" text:style-name="Internet_20_link" text:visited-style-name="Visited_20_Internet_20_Link">UNIX-подобных системах</text:a><text:span text:style-name="T14">, выводящая первые n строк из файла, по умолчанию n равно 10: </text:span></text:p>
      <text:p text:style-name="P1"><text:span text:style-name="T14">Команда </text:span><text:span text:style-name="Strong_20_Emphasis"><text:span text:style-name="T14">du</text:span></text:span><text:span text:style-name="T14"> отображает размер дискового пространства, занятого файлами или каталогами.</text:span></text:p>
      <text:p text:style-name="P4"><text:span text:style-name="T14">xargs — </text:span><text:a xlink:type="simple" xlink:href="https://ru.wikipedia.org/wiki/Утилита" text:style-name="Internet_20_link" text:visited-style-name="Visited_20_Internet_20_Link">утилита</text:a><text:span text:style-name="T14"> для формирования списка аргументов и выполнения команды в </text:span><text:a xlink:type="simple" xlink:href="https://ru.wikipedia.org/wiki/UNIX-подобная_операционная_система" text:style-name="Internet_20_link" text:visited-style-name="Visited_20_Internet_20_Link">UNIX-подобных операционных системах</text:a><text:span text:style-name="T14">. Команда xargs объединяет зафиксированный набор заданных в командной строке начальных аргументов с аргументами, прочитанными со стандартного ввода, и выполняет указанную команду один или несколько раз. </text:span></text:p>
      <text:section text:style-name="Sect1" text:name="toc">
        <text:p text:style-name="P5"/>
      </text:section>
      <text:h text:style-name="P8" text:outline-level="1">indent - программа для автоматического форматирования C-исходников</text:h>
      <text:p text:style-name="P1"><text:span text:style-name="T14">comm — утилита </text:span><text:a xlink:type="simple" xlink:href="https://ru.wikipedia.org/wiki/Unix" text:style-name="Internet_20_link" text:visited-style-name="Visited_20_Internet_20_Link">unix</text:a><text:span text:style-name="T14">, читает файл1 и файл2, которые должны быть предварительно </text:span><text:a xlink:type="simple" xlink:href="https://ru.wikipedia.org/w/index.php?title=Лексическая_сортировка&amp;action=edit&amp;redlink=1" text:style-name="Internet_20_link" text:visited-style-name="Visited_20_Internet_20_Link">лексически отсортированы</text:a><text:span text:style-name="T14">, и генерирует вывод, состоящий из трёх колонок текста: строки, найденные только в файле файл1; строки, найденные только в файле файл2; и строки, общие для обоих файлов.</text:span></text:p>
      <text:p text:style-name="P1"><text:span text:style-name="T14">grep — </text:span><text:a xlink:type="simple" xlink:href="https://ru.wikipedia.org/wiki/Утилиты" text:style-name="Internet_20_link" text:visited-style-name="Visited_20_Internet_20_Link">утилита</text:a><text:span text:style-name="T14"> </text:span><text:a xlink:type="simple" xlink:href="https://ru.wikipedia.org/wiki/Интерфейс_командной_строки" text:style-name="Internet_20_link" text:visited-style-name="Visited_20_Internet_20_Link">командной строки</text:a><text:span text:style-name="T14">, которая находит на вводе строки, отвечающие заданному </text:span><text:a xlink:type="simple" xlink:href="https://ru.wikipedia.org/wiki/Регулярное_выражение" text:style-name="Internet_20_link" text:visited-style-name="Visited_20_Internet_20_Link">регулярному выражению</text:a><text:span text:style-name="T14">, и выводит их, если вывод не отменён специальным ключом.</text:span></text:p>
      <text:p text:style-name="P2">sum - подсчет контрольной суммы и количества блоков в файле </text:p>
      <text:p text:style-name="P1"><text:span text:style-name="T14">tee — </text:span><text:a xlink:type="simple" xlink:href="https://ru.wikipedia.org/wiki/Команда_(программирование)" text:style-name="Internet_20_link" text:visited-style-name="Visited_20_Internet_20_Link">команда</text:a><text:span text:style-name="T14">, выводит на экран, или же </text:span><text:a xlink:type="simple" xlink:href="https://ru.wikipedia.org/wiki/Перенаправление_(UNIX)" text:style-name="Internet_20_link" text:visited-style-name="Visited_20_Internet_20_Link">перенаправляет</text:a><text:span text:style-name="T14"> выходной материал команды и копирует его в файл или в переменную. </text:span></text:p>
      <text:p text:style-name="P1"><text:span text:style-name="T14">AWK — </text:span><text:a xlink:type="simple" xlink:href="https://ru.wikipedia.org/wiki/C-подобный_синтаксис" text:style-name="Internet_20_link" text:visited-style-name="Visited_20_Internet_20_Link">C-подобный</text:a><text:span text:style-name="T14"> </text:span><text:a xlink:type="simple" xlink:href="https://ru.wikipedia.org/wiki/Скриптовый_язык" text:style-name="Internet_20_link" text:visited-style-name="Visited_20_Internet_20_Link">скриптовый язык</text:a><text:span text:style-name="T14"> построчного разбора и обработки входного потока (например, текстового файла) по заданным шаблонам (</text:span><text:a xlink:type="simple" xlink:href="https://ru.wikipedia.org/wiki/Регулярные_выражения" text:style-name="Internet_20_link" text:visited-style-name="Visited_20_Internet_20_Link">регулярным выражениям</text:a><text:span text:style-name="T14">). Может использоваться в </text:span><text:a xlink:type="simple" xlink:href="https://ru.wikipedia.org/wiki/Сценарий_командной_строки" text:style-name="Internet_20_link" text:visited-style-name="Visited_20_Internet_20_Link">сценариях командной строки</text:a><text:span text:style-name="T14">. </text:span></text:p>
      <text:p text:style-name="P4"><text:span text:style-name="T14">iconv — утилита </text:span><text:a xlink:type="simple" xlink:href="https://ru.wikipedia.org/wiki/UNIX" text:style-name="Internet_20_link" text:visited-style-name="Visited_20_Internet_20_Link">UNIX</text:a><text:span text:style-name="T14"> (и одноимённая </text:span><text:a xlink:type="simple" xlink:href="https://ru.wikipedia.org/wiki/Библиотека_(программирование)" text:style-name="Internet_20_link" text:visited-style-name="Visited_20_Internet_20_Link">библиотека</text:a><text:span text:style-name="T14">) для преобразования </text:span><text:a xlink:type="simple" xlink:href="https://ru.wikipedia.org/wiki/Текстовый_файл" text:style-name="Internet_20_link" text:visited-style-name="Visited_20_Internet_20_Link">текста</text:a><text:span text:style-name="T14"> из одной </text:span><text:a xlink:type="simple" xlink:href="https://ru.wikipedia.org/wiki/Кодировка" text:style-name="Internet_20_link" text:visited-style-name="Visited_20_Internet_20_Link">кодировки</text:a><text:span text:style-name="T14"> в другую. Также портирована под Windows. </text:span></text:p>
      <text:section text:style-name="Sect1" text:name="Раздел1">
        <text:p text:style-name="P5"><text:bookmark text:name="toc"/></text:p>
      </text:section>
      <text:p text:style-name="P1"><text:soft-page-break/><text:span text:style-name="Teletype"><text:span text:style-name="T14">file</text:span></text:span><text:span text:style-name="T14"> — команда </text:span><text:a xlink:type="simple" xlink:href="https://ru.wikipedia.org/wiki/Unix" text:style-name="Internet_20_link" text:visited-style-name="Visited_20_Internet_20_Link">Unix</text:a><text:span text:style-name="T14">, предназначенная для определения типа файла. </text:span></text:p>
      <text:p text:style-name="P1"><text:span text:style-name="T14">df (</text:span><text:a xlink:type="simple" xlink:href="https://ru.wikipedia.org/wiki/Аббревиатура" text:style-name="Internet_20_link" text:visited-style-name="Visited_20_Internet_20_Link">аббревиатура</text:a><text:span text:style-name="T14"> от disk free) — утилита в </text:span><text:a xlink:type="simple" xlink:href="https://ru.wikipedia.org/wiki/UNIX" text:style-name="Internet_20_link" text:visited-style-name="Visited_20_Internet_20_Link">UNIX</text:a><text:span text:style-name="T14"> и </text:span><text:a xlink:type="simple" xlink:href="https://ru.wikipedia.org/wiki/Unix-подобная_операционная_система" text:style-name="Internet_20_link" text:visited-style-name="Visited_20_Internet_20_Link">UNIX-подобных</text:a><text:span text:style-name="T14"> системах, показывает список всех </text:span><text:a xlink:type="simple" xlink:href="https://ru.wikipedia.org/wiki/Файловая_система" text:style-name="Internet_20_link" text:visited-style-name="Visited_20_Internet_20_Link">файловых систем</text:a><text:span text:style-name="T14"> по именам устройств, сообщает их размер, занятое и свободное пространство и точки монтирования. </text:span></text:p>
      <text:p text:style-name="P2">split — команда, копирующая файл и разбивающая его на отдельные файлы заданной длины. В качестве аргументов ей надо указать имя исходного файла и префикс имен выходных файлов</text:p>
      <text:p text:style-name="P2">cut — команда выборки отдельных полей из строк файла. </text:p>
      <text:p text:style-name="P1"><text:span text:style-name="Strong_20_Emphasis"><text:span text:style-name="T14">tar</text:span></text:span><text:span text:style-name="T14"> - наиболее распространенный архиватор, используемый в Linux-системах</text:span></text:p>
      <text:p text:style-name="P1"><text:span text:style-name="T14">sed (от </text:span><text:a xlink:type="simple" xlink:href="https://ru.wikipedia.org/wiki/Английский_язык" text:style-name="Internet_20_link" text:visited-style-name="Visited_20_Internet_20_Link">англ.</text:a><text:span text:style-name="T14"> </text:span><text:span text:style-name="T16">Stream EDitor</text:span><text:span text:style-name="T14">) — потоковый </text:span><text:a xlink:type="simple" xlink:href="https://ru.wikipedia.org/wiki/Текстовый_редактор" text:style-name="Internet_20_link" text:visited-style-name="Visited_20_Internet_20_Link">текстовый редактор</text:a><text:span text:style-name="T14"> (а также </text:span><text:a xlink:type="simple" xlink:href="https://ru.wikipedia.org/wiki/Язык_программирования" text:style-name="Internet_20_link" text:visited-style-name="Visited_20_Internet_20_Link">язык программирования</text:a><text:span text:style-name="T14">), применяющий различные предопределённые текстовые преобразования к последовательному потоку текстовых данных. </text:span></text:p>
      <text:p text:style-name="P1"><text:span text:style-name="T14">patch — программная </text:span><text:a xlink:type="simple" xlink:href="https://ru.wikipedia.org/wiki/Утилита" text:style-name="Internet_20_link" text:visited-style-name="Visited_20_Internet_20_Link">утилита</text:a><text:span text:style-name="T14"> </text:span><text:a xlink:type="simple" xlink:href="https://ru.wikipedia.org/wiki/Unix" text:style-name="Internet_20_link" text:visited-style-name="Visited_20_Internet_20_Link">Unix</text:a><text:span text:style-name="T14">, предназначенная для переноса правок (изменений) между разными версиями текстовых файлов.</text:span></text:p>
      <text:p text:style-name="P1"><text:span text:style-name="T14">touch — команда </text:span><text:a xlink:type="simple" xlink:href="https://ru.wikipedia.org/wiki/Unix" text:style-name="Internet_20_link" text:visited-style-name="Visited_20_Internet_20_Link">Unix</text:a><text:span text:style-name="T14">, предназначенная для установки времени последнего изменения </text:span><text:a xlink:type="simple" xlink:href="https://ru.wikipedia.org/wiki/Файл" text:style-name="Internet_20_link" text:visited-style-name="Visited_20_Internet_20_Link">файла</text:a><text:span text:style-name="T14"> или доступа в текущее время. Также используется для создания пустых файлов. </text:span></text:p>
      <text:p text:style-name="P1"><text:span text:style-name="T14">paste (от </text:span><text:a xlink:type="simple" xlink:href="https://ru.wikipedia.org/wiki/Английский_язык" text:style-name="Internet_20_link" text:visited-style-name="Visited_20_Internet_20_Link">англ.</text:a><text:span text:style-name="T14"> </text:span><text:span text:style-name="T16">paste</text:span><text:span text:style-name="T14"> — вставка) — команда </text:span><text:a xlink:type="simple" xlink:href="https://ru.wikipedia.org/wiki/Unix" text:style-name="Internet_20_link" text:visited-style-name="Visited_20_Internet_20_Link">Unix</text:a><text:span text:style-name="T14">, предназначенная для вставки колонок. Программа рассматривает </text:span><text:a xlink:type="simple" xlink:href="https://ru.wikipedia.org/wiki/Файл" text:style-name="Internet_20_link" text:visited-style-name="Visited_20_Internet_20_Link">файлы</text:a><text:span text:style-name="T14">, как вертикальные колонки, соединяет их и выводит в стандартный поток вывода. </text:span></text:p>
      <text:p text:style-name="P2">mktemp - создает уникальное временное имя файла <text:bookmark text:name="lbAC"/> </text:p>
      <text:p text:style-name="P1"><text:span text:style-name="T14">wc (от </text:span><text:a xlink:type="simple" xlink:href="https://ru.wikipedia.org/wiki/Английский_язык" text:style-name="Internet_20_link" text:visited-style-name="Visited_20_Internet_20_Link">англ.</text:a><text:span text:style-name="T14"> </text:span><text:span text:style-name="T16">word count</text:span><text:span text:style-name="T14"> — «количество слов») — </text:span><text:a xlink:type="simple" xlink:href="https://ru.wikipedia.org/wiki/Unix" text:style-name="Internet_20_link" text:visited-style-name="Visited_20_Internet_20_Link">UNIX</text:a><text:span text:style-name="T14">-утилита, выводящая число переводов строк, слов и байт для каждого указанного файла и итоговую строку, если было задано несколько файлов. Если входной файл не задан, или равен ‘-‘, то данные считываются со стандартного ввода. </text:span></text:p>
      <text:p text:style-name="P1"><text:span text:style-name="Source_20_Text"><text:span text:style-name="T14">join</text:span></text:span><text:span text:style-name="T14"> — команда </text:span><text:a xlink:type="simple" xlink:href="https://ru.wikipedia.org/wiki/UNIX-подобная_операционная_система" text:style-name="Internet_20_link" text:visited-style-name="Visited_20_Internet_20_Link">UNIX-подобных</text:a><text:span text:style-name="T14"> </text:span><text:a xlink:type="simple" xlink:href="https://ru.wikipedia.org/wiki/Операционная_система" text:style-name="Internet_20_link" text:visited-style-name="Visited_20_Internet_20_Link">операционных систем</text:a><text:span text:style-name="T14">, объединяющая строки двух упорядоченных </text:span><text:a xlink:type="simple" xlink:href="https://ru.wikipedia.org/wiki/Текстовый_файл" text:style-name="Internet_20_link" text:visited-style-name="Visited_20_Internet_20_Link">текстовых файлов</text:a><text:span text:style-name="T14"> на основе наличия общего </text:span><text:a xlink:type="simple" xlink:href="https://ru.wikipedia.org/wiki/Поле_(информатика)" text:style-name="Internet_20_link" text:visited-style-name="Visited_20_Internet_20_Link">поля</text:a></text:p>
      <text:p text:style-name="P1"><text:span text:style-name="T14">tr (от </text:span><text:a xlink:type="simple" xlink:href="https://ru.wikipedia.org/wiki/Английский_язык" text:style-name="Internet_20_link" text:visited-style-name="Visited_20_Internet_20_Link">англ.</text:a><text:span text:style-name="T14"> </text:span><text:span text:style-name="T16">translate</text:span><text:span text:style-name="T14"> или </text:span><text:span text:style-name="T15">transliterate</text:span><text:span text:style-name="T14">) — </text:span><text:a xlink:type="simple" xlink:href="https://ru.wikipedia.org/wiki/Unix" text:style-name="Internet_20_link" text:visited-style-name="Visited_20_Internet_20_Link">Unix</text:a><text:span text:style-name="T14">-утилита для преобразования символов. Утилита tr копирует </text:span><text:a xlink:type="simple" xlink:href="https://ru.wikipedia.org/wiki/Стандартные_потоки" text:style-name="Internet_20_link" text:visited-style-name="Visited_20_Internet_20_Link">стандартный входной поток в стандартный выходной</text:a><text:span text:style-name="T14">, подставляя или удаляя некоторые символы. Заданные опции и операнды строка1 и строка2 управляют происходящим преобразованием по ходу копирования отдельных символов и последовательностей символов. </text:span></text:p>
      <text:p text:style-name="P3">Cpp- компиляция c++ 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45:51.346972968</meta:creation-date>
    <dc:date>2019-02-11T11:49:41.283963588</dc:date>
    <meta:editing-duration>PT1H2M44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2" meta:paragraph-count="43" meta:word-count="693" meta:character-count="5246" meta:non-whitespace-character-count="4538"/>
  </office:meta>
</office:document-meta>
</file>